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bin" svg:font-family="Cabin, 'Helvetica Neue', Helvetica, Arial, sans-serif"/>
    <style:font-face style:name="SFMono-Regular" svg:font-family="SFMono-Regular, Consolas, 'Liberation Mono', Menlo, Courier, monospace"/>
    <style:font-face style:name="Verdana" svg:font-family="Verdana, Geneva, Tahoma, Arial, Helvetic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2" style:family="text">
      <style:text-properties fo:font-variant="normal" fo:text-transform="none" fo:color="#000000" style:font-name="Verdana" fo:font-size="11.25pt" fo:letter-spacing="normal" fo:font-style="normal" fo:font-weight="bold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333333" style:font-name="Cabin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TA SET USED :</text:p>
      <text:p text:style-name="Standard">student.txt</text:p>
      <text:p text:style-name="Standard"/>
      <text:p text:style-name="Standard">Sakul,hameedu,science,89</text:p>
      <text:p text:style-name="Standard">Rishabh,kumar,Maths,68</text:p>
      <text:p text:style-name="Standard">Divya,suresh,Science,78</text:p>
      <text:p text:style-name="Standard">Abhinav,sarath,Science,85</text:p>
      <text:p text:style-name="Standard">Ankush,ram,Maths,72</text:p>
      <text:p text:style-name="Standard">Astha,khan,Science,68</text:p>
      <text:p text:style-name="Standard">Tanya,ravi,Science,80</text:p>
      <text:p text:style-name="Standard">Komal,palak,Maths,75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tudent = LOAD '/home/acadgild/pig//student.txt' USING PigStorage(',') AS (name:chararray,surname:chararray,subject:chararray,marks:int);</text:p>
      <text:p text:style-name="Standard"/>
      <text:p text:style-name="Standard"/>
      <text:p text:style-name="Standard">grunt&gt;Dump student;</text:p>
      <text:p text:style-name="Standard"/>
      <text:p text:style-name="Standard"/>
      <text:p text:style-name="Standard">(Sakul,hameedu,science,89)</text:p>
      <text:p text:style-name="Standard">(Rishabh,kumar,Maths,68)</text:p>
      <text:p text:style-name="Standard">(Divya,suresh,Science,78)</text:p>
      <text:p text:style-name="Standard">(Abhinav,sarath,Science,85)</text:p>
      <text:p text:style-name="Standard">(Ankush,ram,Maths,72)</text:p>
      <text:p text:style-name="Standard">(Astha,khan,Science,68)</text:p>
      <text:p text:style-name="Standard">(Tanya,ravi,Science,80)</text:p>
      <text:p text:style-name="Standard">(Komal,palak,Maths,75)</text:p>
      <text:p text:style-name="Standard"/>
      <text:p text:style-name="Standard">grunt&gt; </text:p>
      <text:p text:style-name="Standard"/>
      <text:p text:style-name="Standard"/>
      <text:p text:style-name="Standard">1) Concat (concatinating 2 columns)</text:p>
      <text:p text:style-name="Standard"/>
      <text:p text:style-name="Standard">CNCT_MARKS = FOREACH student GENERATE marks, CONCAT(name,surname) AS FULL_NAME;</text:p>
      <text:p text:style-name="Standard">DUMP CNCT_MARKS;</text:p>
      <text:p text:style-name="Standard">(89,Sakulhameedu)</text:p>
      <text:p text:style-name="Standard">(68,Rishabhkumar)</text:p>
      <text:p text:style-name="Standard">(78,Divyasuresh)</text:p>
      <text:p text:style-name="Standard">(85,Abhinavsarath)</text:p>
      <text:p text:style-name="Standard">(72,Ankushram)</text:p>
      <text:p text:style-name="Standard">(68,Asthakhan)</text:p>
      <text:p text:style-name="Standard">(80,Tanyaravi)</text:p>
      <text:p text:style-name="Standard">(75,Komalpalak)</text:p>
      <text:p text:style-name="Standard"/>
      <text:p text:style-name="Standard">2) Tokenize(<text:span text:style-name="T1">The </text:span><text:span text:style-name="T2">TOKENIZE()</text:span><text:span text:style-name="T3"> </text:span><text:span text:style-name="T1">function of Pig Latin is used to split a string (which contains a group of words) in a single tuple and returns a bag which contains the </text:span><text:soft-page-break/><text:span text:style-name="T1">output of the split operation.</text:span> )</text:p>
      <text:p text:style-name="Standard"/>
      <text:p text:style-name="Standard">TOKENS = FOREACH CNCT_MARKS GENERATE TOKENIZE(FULL_NAME) AS NAMES;</text:p>
      <text:p text:style-name="Standard">DUMP TOKENS;</text:p>
      <text:p text:style-name="Standard">({(Sakulhameedu)})</text:p>
      <text:p text:style-name="Standard">({(Rishabhkumar)})</text:p>
      <text:p text:style-name="Standard">({(Divyasuresh)})</text:p>
      <text:p text:style-name="Standard">({(Abhinavsarath)})</text:p>
      <text:p text:style-name="Standard">({(Ankushram)})</text:p>
      <text:p text:style-name="Standard">({(Asthakhan)})</text:p>
      <text:p text:style-name="Standard">({(Tanyaravi)})</text:p>
      <text:p text:style-name="Standard">({(Komalpalak)})</text:p>
      <text:p text:style-name="Standard"/>
      <text:p text:style-name="Standard">3) SUM (calculating total)</text:p>
      <text:p text:style-name="Standard"/>
      <text:p text:style-name="Standard">GRP = GROUP student BY subject;</text:p>
      <text:p text:style-name="Standard"/>
      <text:p text:style-name="Standard">SUM_MARKS = FOREACH GRP GENERATE group AS id, SUM(student.marks) AS SUM_SUBJ;</text:p>
      <text:p text:style-name="Standard"/>
      <text:p text:style-name="Standard">DUMP SUM_MARKS;</text:p>
      <text:p text:style-name="Standard">(Maths,215)</text:p>
      <text:p text:style-name="Standard">(Science,311)</text:p>
      <text:p text:style-name="Standard">(science,89)</text:p>
      <text:p text:style-name="Standard"/>
      <text:p text:style-name="Standard">4) MIN(minimum value )</text:p>
      <text:p text:style-name="Standard"/>
      <text:p text:style-name="Standard">MIN_MARKS = FOREACH GRP GENERATE group AS id,MIN(student.marks) AS MIN_MARKS;</text:p>
      <text:p text:style-name="Standard"/>
      <text:p text:style-name="Standard">DUMP MIN_MARKS;</text:p>
      <text:p text:style-name="Standard"/>
      <text:p text:style-name="Standard">(Maths,68)</text:p>
      <text:p text:style-name="Standard">(Science,68)</text:p>
      <text:p text:style-name="Standard">(science,89)</text:p>
      <text:p text:style-name="Standard"/>
      <text:p text:style-name="Standard"/>
      <text:p text:style-name="Standard"/>
      <text:p text:style-name="Standard">5) MAX(maximum value)</text:p>
      <text:p text:style-name="Standard"/>
      <text:p text:style-name="Standard">MAX_MARKS = FOREACH GRP GENERATE group AS id,MAX(student.marks) AS MAX_MARKS;</text:p>
      <text:p text:style-name="Standard"/>
      <text:p text:style-name="Standard">DUMP MAX_MARKS;</text:p>
      <text:p text:style-name="Standard"/>
      <text:p text:style-name="Standard">(Maths,75)</text:p>
      <text:p text:style-name="Standard">(Science,85)</text:p>
      <text:p text:style-name="Standard">(science,89)</text:p>
      <text:p text:style-name="Standard"/>
      <text:p text:style-name="Standard">6) LIMIT (Limiting the number of records from top)</text:p>
      <text:p text:style-name="Standard"/>
      <text:p text:style-name="Standard">ORD = ORDER student BY marks DESC;</text:p>
      <text:p text:style-name="Standard"><text:soft-page-break/></text:p>
      <text:p text:style-name="Standard">LIM = LIMIT ORD 3;</text:p>
      <text:p text:style-name="Standard"/>
      <text:p text:style-name="Standard">(Sakul,hameedu,science,89)</text:p>
      <text:p text:style-name="Standard">(Abhinav,sarath,Science,85)</text:p>
      <text:p text:style-name="Standard">(Tanya,ravi,Science,80)</text:p>
      <text:p text:style-name="Standard"/>
      <text:p text:style-name="Standard">7) STORE (used to store result into local file system)</text:p>
      <text:p text:style-name="Standard"/>
      <text:p text:style-name="Standard">STORE MAX_MARKS INTO '/home/acadgild/hadoop/storeFile' USING PigStorage('#');</text:p>
      <text:p text:style-name="Standard"/>
      <text:p text:style-name="Standard">*NOTE:Exist from grunt sell </text:p>
      <text:p text:style-name="Standard"/>
      <text:p text:style-name="Standard">cat&gt; /home/acadgild/hadoop/storeFile/part-r-00000</text:p>
      <text:p text:style-name="Standard"/>
      <text:p text:style-name="Standard">(Sakul,hameedu,science,89)</text:p>
      <text:p text:style-name="Standard">(Abhinav,sarath,Science,85)</text:p>
      <text:p text:style-name="Standard">(Tanya,ravi,Science,80)</text:p>
      <text:p text:style-name="Standard"/>
      <text:p text:style-name="Standard"/>
      <text:p text:style-name="Standard">8) Distinct(removes dulicate records )</text:p>
      <text:p text:style-name="Standard"/>
      <text:p text:style-name="Standard">DIST = DISTINCT student;</text:p>
      <text:p text:style-name="Standard"/>
      <text:p text:style-name="Standard">9)Flatten (<text:span text:style-name="T4">Flatten un-nests tuples as well as bags. consider a relation that has a tuple of the form (a, (b, c)). The expression GENERATE $0, flatten($1), will cause that tuple to become (a, b, c).</text:span> )</text:p>
      <text:p text:style-name="Standard">FLAT = FOREACH student GENERATE <text:s/>FLATTEN(subject) AS TUPLE;</text:p>
      <text:p text:style-name="Standard"/>
      <text:p text:style-name="Standard">DUMP FLAT;</text:p>
      <text:p text:style-name="Standard">(science)</text:p>
      <text:p text:style-name="Standard">(Maths)</text:p>
      <text:p text:style-name="Standard">(Science)</text:p>
      <text:p text:style-name="Standard">(Science)</text:p>
      <text:p text:style-name="Standard">(Maths)</text:p>
      <text:p text:style-name="Standard">(Science)</text:p>
      <text:p text:style-name="Standard">(Science)</text:p>
      <text:p text:style-name="Standard">(Maths)</text:p>
      <text:p text:style-name="Standard"/>
      <text:p text:style-name="Standard">10) IsEmpty(to Filter the table having null values) </text:p>
      <text:p text:style-name="Standard"/>
      <text:p text:style-name="Standard">E = FILTER student BY IsEmpty(subject);</text:p>
      <text:p text:style-name="Standard"/>
      <text:p text:style-name="Standard">No records will be display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bin" svg:font-family="Cabin, 'Helvetica Neue', Helvetica, Arial, sans-serif"/>
    <style:font-face style:name="SFMono-Regular" svg:font-family="SFMono-Regular, Consolas, 'Liberation Mono', Menlo, Courier, monospace"/>
    <style:font-face style:name="Verdana" svg:font-family="Verdana, Geneva, Tahoma, Arial, Helvetic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18T20:54:36.17</meta:creation-date>
    <meta:document-statistic meta:table-count="0" meta:image-count="0" meta:object-count="0" meta:page-count="3" meta:paragraph-count="91" meta:word-count="304" meta:character-count="2674"/>
    <dc:date>2017-06-18T21:45:59.02</dc:date>
    <meta:editing-duration>PT1M25S</meta:editing-duration>
    <meta:editing-cycles>1</meta:editing-cycles>
    <meta:generator>OpenOffice/4.1.3$Win32 OpenOffice.org_project/413m1$Build-9783</meta:generator>
  </office:meta>
</office:document-meta>
</file>